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P1" style:family="paragraph" style:parent-style-name="Table_20_Contents">
      <style:text-properties style:font-name="Noto Mono" fo:font-size="10pt" style:font-size-asian="10pt" style:font-size-complex="10pt"/>
    </style:style>
    <style:style style:name="P2" style:family="paragraph" style:parent-style-name="Table_20_Contents">
      <style:text-properties style:font-name="Noto Mono" fo:font-size="10pt" officeooo:paragraph-rsid="00047494" style:font-size-asian="10pt" style:font-size-complex="10pt"/>
    </style:style>
    <style:style style:name="P3" style:family="paragraph" style:parent-style-name="Table_20_Contents">
      <style:text-properties style:font-name="Noto Mono" fo:font-size="10pt" officeooo:rsid="000adfad" officeooo:paragraph-rsid="000adfad" style:font-size-asian="10pt" style:font-size-complex="10pt"/>
    </style:style>
    <style:style style:name="P4" style:family="paragraph" style:parent-style-name="Table_20_Contents">
      <style:text-properties style:font-name="Noto Mono" fo:font-size="10pt" officeooo:rsid="000cb325" officeooo:paragraph-rsid="000cb325" style:font-size-asian="10pt" style:font-size-complex="10pt"/>
    </style:style>
    <style:style style:name="P5" style:family="paragraph" style:parent-style-name="Table_20_Contents">
      <style:text-properties officeooo:paragraph-rsid="000d547f"/>
    </style:style>
    <style:style style:name="P6" style:family="paragraph" style:parent-style-name="Table_20_Contents">
      <style:text-properties style:font-name="Noto Mono" fo:font-size="10pt" style:font-size-asian="10pt" style:font-size-complex="10pt"/>
    </style:style>
    <style:style style:name="T1" style:family="text">
      <style:text-properties officeooo:rsid="00047494"/>
    </style:style>
    <style:style style:name="T2" style:family="text">
      <style:text-properties officeooo:rsid="00070159"/>
    </style:style>
    <style:style style:name="T3" style:family="text">
      <style:text-properties officeooo:rsid="000ab209"/>
    </style:style>
    <style:style style:name="T4" style:family="text">
      <style:text-properties style:font-name="Noto Mono" fo:font-size="10pt" style:font-size-asian="10pt" style:font-size-complex="10pt"/>
    </style:style>
    <style:style style:name="T5" style:family="text">
      <style:text-properties style:font-name="Noto Mono" fo:font-size="10pt" officeooo:rsid="000cb325" style:font-size-asian="10pt" style:font-size-complex="10pt"/>
    </style:style>
    <style:style style:name="T6" style:family="text">
      <style:text-properties style:font-name="Noto Mono" fo:font-size="10pt" officeooo:rsid="000d547f" style:font-size-asian="10pt" style:font-size-complex="10pt"/>
    </style:style>
    <style:style style:name="T7" style:family="text">
      <style:text-properties style:font-name="Noto Mono" fo:font-size="10pt" officeooo:rsid="000632ed" style:font-size-asian="10pt" style:font-size-complex="10pt"/>
    </style:style>
    <style:style style:name="T8" style:family="text">
      <style:text-properties style:font-name="Noto Mono" fo:font-size="10pt" officeooo:rsid="000f4347" style:font-size-asian="10pt" style:font-size-complex="10pt"/>
    </style:style>
    <style:style style:name="T9" style:family="text">
      <style:text-properties officeooo:rsid="000d547f"/>
    </style:style>
    <style:style style:name="T10" style:family="text">
      <style:text-properties officeooo:rsid="000f43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OpenStreetMap</text:p>
            <text:p text:style-name="P1">Belgium</text:p>
            <text:p text:style-name="P1"/>
            <text:p text:style-name="P1">Crazy about mapping</text:p>
            <text:p text:style-name="P1"/>
            <text:p text:style-name="P1">Road Completion</text:p>
            <text:p text:style-name="P1"/>
            <text:p text:style-name="P1">We use open data to prove our road network is complete and to make sure new roads are added quickly. Our feedback helps governments to further improve their open data. This project is being extended: when governments update their traffic sign data, they automatically go to a flow where we map their effects.</text:p>
            <text:p text:style-name="P1"/>
            <text:p text:style-name="P1"/>
            <text:p text:style-name="P1"/>
            <text:p text:style-name="P1"/>
            <text:p text:style-name="P1">Building &amp; address import</text:p>
            <text:p text:style-name="P1"/>
            <text:p text:style-name="P1">Most of our data is made by on the ground surveying and tracing on imagery. Importing building &amp; address data from official sources speeds up the process to get full coverage.</text:p>
            <text:p text:style-name="P1"/>
            <text:p text:style-name="P1"/>
            <text:p text:style-name="P1"/>
            <text:p text:style-name="P1">StreetLevel Imagery</text:p>
            <text:p text:style-name="P1"/>
            <text:p text:style-name="P1">Mapping is made much easier when there is recent, open streetlevel imagery available. Because this doesn't exist, we’re building it ourselves - as open data of course! We have budget 360° cameras that anyone can borrow for a few months. We're always looking for individual volunteers and partner organizations</text:p>
            <text:p text:style-name="P1"/>
            <text:p text:style-name="P1"/>
            <text:p text:style-name="P1"/>
            <text:p text:style-name="P1">MapComplete</text:p>
            <text:p text:style-name="P1"/>
            <text:p text:style-name="P1">MapComplete makes OpenStreetMap data usable for the general public with an easy mobile interface. It allows adding data straight to OSM without prior knowledge. Organizations can use it to help collect data they need.</text:p>
            <text:p text:style-name="P1"/>
            <text:p text:style-name="P1"/>
            <text:p text:style-name="P1"/>
            <text:p text:style-name="P1"/>
            <text:p text:style-name="P1">OpenStreetMap Belgium</text:p>
            <text:p text:style-name="P1"/>
            <text:p text:style-name="P1">We are a small organization that supports the growth of the community and fills in the gaps. It’s also your <text:soft-page-break/>interface with the community, thanks to our community@osm.be support address and Corporate Membership.</text:p>
            <text:p text:style-name="P1"/>
            <text:p text:style-name="P1"/>
            <text:p text:style-name="P1">Discover the Wikipedia of maps: create and use our maps, data and apps</text:p>
            <text:p text:style-name="P1"/>
            <text:p text:style-name="P1">open source</text:p>
            <text:p text:style-name="P1">crowdsourced</text:p>
            <text:p text:style-name="P1">global</text:p>
            <text:p text:style-name="P1">open data</text:p>
            <text:p text:style-name="P1">welcoming</text:p>
            <text:p text:style-name="P1">free</text:p>
            <text:p text:style-name="P1"/>
            <text:p text:style-name="P1"/>
            <text:p text:style-name="P1">osm.be/contact</text:p>
            <text:p text:style-name="P1">community@osm.be</text:p>
            <text:p text:style-name="P1">@osm_be</text:p>
            <text:p text:style-name="P1"/>
            <text:p text:style-name="P1">Read more about our projects at www.osm.be</text:p>
            <text:p text:style-name="P1"/>
            <text:p text:style-name="P1">View and edit the map at www.osm.org</text:p>
            <text:p text:style-name="P1"/>
            <text:p text:style-name="P1"/>
            <text:p text:style-name="P1">Corporate Members</text:p>
            <text:p text:style-name="P1"/>
            <text:p text:style-name="P3">[logos]</text:p>
            <text:p text:style-name="P1"/>
            <text:p text:style-name="P2">OpenStreetMap Belgium is </text:p>
            <text:p text:style-name="P2">- an OpenKnowledge Belgium Activity </text:p>
            <text:p text:style-name="P1">- an OpenStreetMap Foundation Local Chapter.</text:p>
          </table:table-cell>
          <table:table-cell table:style-name="Table1.A1" office:value-type="string">
            <text:p text:style-name="P1">OpenStreetMap</text:p>
            <text:p text:style-name="P1">Belgique</text:p>
            <text:p text:style-name="P1"/>
            <text:p text:style-name="P4">Fous de cartographie!</text:p>
            <text:p text:style-name="P1"/>
            <text:p text:style-name="P1"><text:span text:style-name="T2">R</text:span><text:span text:style-name="T10">éseau r</text:span>out<text:span text:style-name="T10">ier</text:span></text:p>
            <text:p text:style-name="P1"/>
            <text:p text:style-name="P5"><text:span text:style-name="T4">Nous utilisons des données ouvertes pour </text:span><text:span text:style-name="T5">vérifier</text:span><text:span text:style-name="T4"> que notre réseau routier est complet et pour nous assurer que </text:span><text:span text:style-name="T8">les</text:span><text:span text:style-name="T4"> nouvelles routes sont ajoutées. Nos </text:span><text:span text:style-name="T5">contributions</text:span><text:span text:style-name="T4"> aident les </text:span><text:span text:style-name="T8">régions</text:span><text:span text:style-name="T4"> à améliorer leurs données. </text:span><text:span text:style-name="T8">Prochainement,</text:span><text:span text:style-name="T4"> lorsque les données </text:span><text:span text:style-name="T8">officielles </text:span><text:span text:style-name="T6">de</text:span><text:span text:style-name="T4"> panneaux de signalisation </text:span><text:span text:style-name="T8">ser</text:span><text:span text:style-name="T6">ont mises à jour, un flux de données </text:span><text:span text:style-name="T8">sera aussi</text:span><text:span text:style-name="T6"> disponible pour </text:span><text:span text:style-name="T8">les intégrer dans OpenStreetMap</text:span><text:span text:style-name="T6">.</text:span></text:p>
            <text:p text:style-name="P1"/>
            <text:p text:style-name="P1"><text:span text:style-name="T2">B</text:span>âtiments et adresses</text:p>
            <text:p text:style-name="P1"/>
            <text:p text:style-name="Table_20_Contents"><text:span text:style-name="T4">La plupart de nos données sont issues de relevés sur le terrain et de traçages sur l'imagerie </text:span><text:span text:style-name="T6">aérienne</text:span><text:span text:style-name="T4">. L'importation de données </text:span><text:span text:style-name="T6">de</text:span><text:span text:style-name="T4"> bâtiments et </text:span><text:span text:style-name="T6">d</text:span><text:span text:style-name="T4">es adresses à partir de sources officielles accélère le processus pour obtenir une couverture complète.</text:span></text:p>
            <text:p text:style-name="P1"/>
            <text:p text:style-name="P1">Imagerie à l'échelle de la rue</text:p>
            <text:p text:style-name="P1"/>
            <text:p text:style-name="Table_20_Contents"><text:span text:style-name="T4">La cartographie est beaucoup plus facile lorsqu'il existe une imagerie récente et ouverte au niveau des rues. </text:span><text:span text:style-name="T7">Comme</text:span><text:span text:style-name="T4"> </text:span><text:span text:style-name="T7">e</text:span><text:span text:style-name="T4">lle n'existe pas, nous </text:span><text:span text:style-name="T6">la</text:span><text:span text:style-name="T4"> construisons nous-mêmes — en tant que données ouvertes, bien sûr ! Nous disposons de caméras 360° à prix modique que chacun peut emprunter pour quelques mois. Nous sommes toujours à la recherche de volontaires individuels et d'organisations partenaires.</text:span></text:p>
            <text:p text:style-name="P1"/>
            <text:p text:style-name="P1">MapComplete</text:p>
            <text:p text:style-name="P1"/>
            <text:p text:style-name="P1">MapComplete rend les données OpenStreetMap utilisables par le grand public grâce à une interface mobile simple. <text:span text:style-name="T1">Elle</text:span> permet d'ajouter des données directement à OSM sans connaissances préalables. Les organisations peuvent l'utiliser pour aider à collecter les données dont elles ont besoin.</text:p>
            <text:p text:style-name="P1"/>
            <text:p text:style-name="P1">OpenStreetMap Belgique</text:p>
            <text:p text:style-name="P1"/>
            <text:p text:style-name="P1">Nous sommes une petite organisation qui soutient la croissance de la communauté et comble les lacunes. C'est aussi votre interface avec la communauté, grâce à notre adresse de support <text:soft-page-break/>community@osm.be et à notre adhésion <text:span text:style-name="T3">pour </text:span><text:span text:style-name="T9">les entreprises</text:span>.</text:p>
            <text:p text:style-name="P1"/>
            <text:p text:style-name="P1"/>
            <text:p text:style-name="P1"/>
            <text:p text:style-name="P1">Découvrez le Wikipédia des cartes : créez et utilisez nos cartes, nos données et nos applications.</text:p>
            <text:p text:style-name="P1"/>
            <text:p text:style-name="P1">source ouverte</text:p>
            <text:p text:style-name="P1">crowdsourced</text:p>
            <text:p text:style-name="P1">mondial</text:p>
            <text:p text:style-name="P1">données ouvertes</text:p>
            <text:p text:style-name="P1">accueil</text:p>
            <text:p text:style-name="P1">gratuit</text:p>
            <text:p text:style-name="P1"/>
            <text:p text:style-name="P1">osm.be/contact</text:p>
            <text:p text:style-name="P1">community@osm.be</text:p>
            <text:p text:style-name="P1">@osm_be</text:p>
            <text:p text:style-name="P1"/>
            <text:p text:style-name="P1">Pour en savoir plus sur nos projets, consultez le site www.osm.be</text:p>
            <text:p text:style-name="P1"/>
            <text:p text:style-name="P1">Consultez et modifiez la carte sur www.osm.org</text:p>
            <text:p text:style-name="P1"/>
            <text:p text:style-name="P1"><text:span text:style-name="T1">Entreprises m</text:span>embres</text:p>
            <text:p text:style-name="P1"/>
            <text:p text:style-name="P3">[logos]</text:p>
            <text:p text:style-name="P1"/>
            <text:p text:style-name="P1">OpenStreetMap Belgique est </text:p>
            <text:p text:style-name="Table_20_Contents"><text:span text:style-name="T4">- une </text:span><text:span text:style-name="T6">branche</text:span><text:span text:style-name="T4"> d'OpenKnowledge Belgium </text:span></text:p>
            <text:p text:style-name="P1">- un chapitre local de la Fondation OpenStreetMap.</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4T11:11:40.301012893</meta:creation-date>
    <dc:date>2022-11-14T18:19:05.726636479</dc:date>
    <meta:editing-duration>PT32M4S</meta:editing-duration>
    <meta:editing-cycles>10</meta:editing-cycles>
    <meta:generator>LibreOffice/7.3.6.2$Linux_X86_64 LibreOffice_project/30$Build-2</meta:generator>
    <meta:document-statistic meta:table-count="1" meta:image-count="0" meta:object-count="0" meta:page-count="2" meta:paragraph-count="60" meta:word-count="588" meta:character-count="3867" meta:non-whitespace-character-count="3334"/>
  </office:meta>
</office:document-meta>
</file>